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51a0c8" officeooo:paragraph-rsid="0025eb9e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paragraph-rsid="0043964b" style:font-name-asian="Calibri" style:font-size-asian="12pt" style:font-name-complex="Times New Roman1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3736eb" officeooo:paragraph-rsid="003736eb" style:font-name-asian="Calibri" style:font-size-asian="12pt" style:font-name-complex="Times New Roman1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officeooo:rsid="0039fd00" officeooo:paragraph-rsid="0039fd00" style:font-name-asian="Calibri" style:font-size-asian="12pt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f1e98" officeooo:paragraph-rsid="0025eb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4" style:family="paragraph" style:parent-style-name="Standard">
      <style:paragraph-properties fo:text-align="start" style:justify-single-word="false" fo:hyphenation-ladder-count="no-limit"/>
      <style:text-properties officeooo:paragraph-rsid="0025eb9e" fo:hyphenate="true" fo:hyphenation-remain-char-count="2" fo:hyphenation-push-char-count="2" loext:hyphenation-no-caps="false"/>
    </style:style>
    <style:style style:name="P2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3e1206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419aa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4" style:master-page-name="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4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6da704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55a9f9" officeooo:paragraph-rsid="0062dcf1" fo:background-color="#ffffff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3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34" style:family="paragraph" style:parent-style-name="Standard" style:list-style-name="L4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officeooo:paragraph-rsid="006ef752" fo:hyphenate="true" fo:hyphenation-remain-char-count="2" fo:hyphenation-push-char-count="2" loext:hyphenation-no-caps="false"/>
    </style:style>
    <style:style style:name="P35" style:family="paragraph" style:parent-style-name="Standard" style:list-style-name="L4">
      <loext:graphic-properties draw:fill-gradient-name="gradient" draw:fill-hatch-name="hatch"/>
      <style:paragraph-properties fo:margin-top="0.0201in" fo:margin-bottom="0in" style:contextual-spacing="false" fo:text-align="start" style:justify-single-word="false" fo:hyphenation-ladder-count="no-limit"/>
      <style:text-properties officeooo:paragraph-rsid="0070e748" fo:hyphenate="true" fo:hyphenation-remain-char-count="2" fo:hyphenation-push-char-count="2" loext:hyphenation-no-caps="false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style:font-name-asian="Calibri" style:font-size-asian="12pt" style:font-name-complex="Times New Roman1" style:font-size-complex="12pt"/>
    </style:style>
    <style:style style:name="P3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4c7ce7" style:font-name-asian="Times New Roman1" style:font-weight-asian="bold" style:font-size-complex="14pt"/>
    </style:style>
    <style:style style:name="T13" style:family="text">
      <style:text-properties fo:font-weight="bold" officeooo:rsid="005d1894" style:font-name-asian="Times New Roman1" style:font-weight-asian="bold" style:font-size-complex="14pt"/>
    </style:style>
    <style:style style:name="T14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5" style:family="text">
      <style:text-properties officeooo:rsid="0012bbd1"/>
    </style:style>
    <style:style style:name="T16" style:family="text">
      <style:text-properties officeooo:rsid="001d1fd5" style:font-size-complex="14pt"/>
    </style:style>
    <style:style style:name="T17" style:family="text">
      <style:text-properties fo:font-weight="normal" officeooo:rsid="001d1fd5" style:font-weight-asian="normal" style:font-size-complex="14pt" style:font-weight-complex="normal"/>
    </style:style>
    <style:style style:name="T18" style:family="text">
      <style:text-properties fo:font-weight="normal" officeooo:rsid="001f1e98" style:font-weight-asian="normal" style:font-size-complex="14pt" style:font-weight-complex="normal"/>
    </style:style>
    <style:style style:name="T19" style:family="text">
      <style:text-properties fo:font-weight="normal" officeooo:rsid="0021baa0" style:font-weight-asian="normal" style:font-size-complex="14pt" style:font-weight-complex="normal"/>
    </style:style>
    <style:style style:name="T20" style:family="text">
      <style:text-properties fo:font-weight="normal" officeooo:rsid="0062dcf1" style:font-weight-asian="normal" style:font-size-complex="14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2dcf1" fo:background-color="#ffff00" loext:char-shading-value="0" style:font-weight-asian="normal" style:font-size-complex="14pt" style:font-weight-complex="normal"/>
    </style:style>
    <style:style style:name="T23" style:family="text">
      <style:text-properties fo:font-weight="normal" officeooo:rsid="0062dcf1" fo:background-color="#ffff00" loext:char-shading-value="0" style:font-weight-asian="normal" style:font-size-complex="14pt" style:font-weight-complex="normal"/>
    </style:style>
    <style:style style:name="T24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font-name="Times New Roman" fo:font-size="12pt" fo:language="uk" fo:country="UA" fo:font-weight="normal" officeooo:rsid="005b94e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Times New Roman" fo:font-size="12pt" fo:language="uk" fo:country="UA" fo:font-weight="normal" officeooo:rsid="0062dcf1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" fo:font-size="12pt" fo:language="uk" fo:country="UA" fo:font-weight="normal" officeooo:rsid="0062dcf1" fo:background-color="#ffff00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Times New Roman" fo:font-size="12pt" fo:language="uk" fo:country="UA" fo:font-weight="normal" officeooo:rsid="0062dcf1" fo:background-color="#ffff00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30" style:family="text">
      <style:text-properties officeooo:rsid="00565029"/>
    </style:style>
    <style:style style:name="T31" style:family="text">
      <style:text-properties officeooo:rsid="00572bc7"/>
    </style:style>
    <style:style style:name="T32" style:family="text">
      <style:text-properties officeooo:rsid="0062dcf1" fo:background-color="#ffff00" loext:char-shading-value="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799in" draw:visible-area-height="1.9799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3">3</text:span></text:p>
      <text:p text:style-name="P33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4">»</text:span></text:p>
      <text:p text:style-name="P23"/>
      <text:p text:style-name="P37"><text:span text:style-name="T5">на тему: </text:span><text:span text:style-name="T6">«Створення додатків в Material Design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5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32"><text:span text:style-name="T9">Тема. <text:s/></text:span><text:span text:style-name="T8">Створення додатків в Material Design.</text:span></text:p>
      <text:p text:style-name="P17"><text:span text:style-name="T10">Мета.</text:span><text:span text:style-name="T7"> Реалізація мобільного інтерфейсу Material Design у Flutter, використання вікон зі</text:span></text:p>
      <text:p text:style-name="P17"><text:span text:style-name="T7">станом, додаткові пакети, робота із файлами.</text:span></text:p>
      <text:p text:style-name="P14">Завдання.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817841705824">
          <table:table-cell table:style-name="Table1.A1" office:value-type="string">
            <text:p text:style-name="P20">№</text:p>
          </table:table-cell>
          <table:table-cell table:style-name="Table1.A1" office:value-type="string">
            <text:p text:style-name="P18">Тема додатку</text:p>
          </table:table-cell>
          <table:table-cell table:style-name="Table1.A1" office:value-type="string">
            <text:p text:style-name="P18">Додаткові можливості </text:p>
          </table:table-cell>
          <table:table-cell table:style-name="Table1.D1" office:value-type="string">
            <text:p text:style-name="P18">Збереження даних</text:p>
          </table:table-cell>
        </table:table-row>
        <table:table-row table:style-name="TableLine94817841607376"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8">Справи (Todo)</text:p>
          </table:table-cell>
          <table:table-cell table:style-name="Table1.A2" office:value-type="string">
            <text:p text:style-name="P18">Сквозний пошук</text:p>
          </table:table-cell>
          <table:table-cell table:style-name="Table1.D2" office:value-type="string">
            <text:p text:style-name="P19">Файл XML</text:p>
          </table:table-cell>
        </table:table-row>
      </table:table>
      <text:list xml:id="list780884029" text:style-name="L4">
        <text:list-item>
          <text:p text:style-name="P28">Тема додатку</text:p>
          <text:p text:style-name="P29">Мобільний додаток повинен реалізувати функції роботи зі списком елементів необхідного виду, має дозволити перегляд списку, додавання, редагування та видалення елементів.<text:line-break/>Види елементів:</text:p>
          <text:list>
            <text:list-item>
              <text:p text:style-name="P34"><text:span text:style-name="T27">Пам'ятка (Memo) – має заголовок, розділ, пояснення.</text:span></text:p>
            </text:list-item>
            <text:list-item>
              <text:p text:style-name="P34"><text:span text:style-name="T27">Справа (Todo) – має заголовок, розділ, пояснення, відмітка «Виконано».</text:span></text:p>
            </text:list-item>
            <text:list-item>
              <text:p text:style-name="P34"><text:span text:style-name="T27">Подія (Event) – має заголовок, розділ, пояснення та дату події.</text:span></text:p>
            </text:list-item>
          </text:list>
        </text:list-item>
        <text:list-item>
          <text:p text:style-name="P35"><text:span text:style-name="T27">Додаткові можливості – реалізувати обробку списку елементів, типу фільтрація по полю «Розділ»/ «Категорія», сортування по вказаному полю або пошук елементів по тексту в будь якому полі.</text:span></text:p>
        </text:list-item>
        <text:list-item>
          <text:p text:style-name="P35"><text:span text:style-name="T27">Збереження даних – всі данні мають зберігатися та відновлюватися при наступному запуску, зберігати в текстовий файл заданого формату.</text:span></text:p>
        </text:list-item>
      </text:list>
      <text:p text:style-name="P13"><text:span text:style-name="T16">Текст програми.</text:span><text:span text:style-name="T17"> </text:span><text:a xlink:type="simple" xlink:href="https://github.com/dazzlemon/diit_121-ipz_y3_kpz/blob/main/1/src/main.pl" text:style-name="Internet_20_link" text:visited-style-name="Visited_20_Internet_20_Link"><text:span text:style-name="T19">g</text:span></text:a><text:a xlink:type="simple" xlink:href="https://github.com/dazzlemon/mobile/tree/malloc-optimized/lr2" text:style-name="Internet_20_link" text:visited-style-name="Visited_20_Internet_20_Link"><text:span text:style-name="T18">ithub</text:span></text:a><text:span text:style-name="T18"> </text:span><text:span text:style-name="T23">TODO</text:span></text:p>
      <text:p text:style-name="P24"><text:span text:style-name="T24">Результати виконання програми. </text:span><text:a xlink:type="simple" xlink:href="https://www.youtube.com/shorts/7jeZxJeNUKk" text:style-name="Internet_20_link" text:visited-style-name="Visited_20_Internet_20_Link">youtube</text:a><text:span text:style-name="T25"> </text:span><text:span text:style-name="T29">TODO</text:span></text:p>
      <text:p text:style-name="P16"/>
      <text:p text:style-name="P22">Висновки</text:p>
      <text:p text:style-name="P30"><text:span text:style-name="T32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6T21:16:48.940945349</dc:date>
    <meta:editing-duration>PT1H40M29S</meta:editing-duration>
    <meta:editing-cycles>95</meta:editing-cycles>
    <meta:generator>LibreOffice/7.2.6.2$Linux_X86_64 LibreOffice_project/20$Build-2</meta:generator>
    <meta:document-statistic meta:table-count="1" meta:image-count="0" meta:object-count="1" meta:page-count="2" meta:paragraph-count="37" meta:word-count="186" meta:character-count="1366" meta:non-whitespace-character-count="1211"/>
  </office:meta>
</office:document-meta>
</file>